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5" style:family="paragraph" style:parent-style-name="Standard">
      <style:paragraph-properties fo:text-align="start" style:justify-single-word="fals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6" style:family="paragraph" style:parent-style-name="Standard">
      <style:paragraph-properties fo:margin-left="0.4925in" fo:margin-right="0in" fo:text-align="start" style:justify-single-word="false" fo:text-indent="0in" style:auto-text-indent="false"/>
      <style:text-properties fo:color="#008080" style:font-name="DejaVu Sans Mono" fo:font-size="12pt" fo:font-weight="normal" style:font-size-asian="12pt" style:font-weight-asian="normal" style:font-size-complex="12pt"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color="#008080" style:font-name="DejaVu Sans Mono"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color="#008080" style:font-name="DejaVu Sans Mono" fo:font-size="9pt" fo:font-weight="normal" style:font-name-asian="Monospace" style:font-size-asian="9pt" style:font-weight-asian="normal" style:font-name-complex="Monospace" style:font-size-complex="9pt" style:font-weight-complex="normal"/>
    </style:style>
    <style:style style:name="P9" style:family="paragraph" style:parent-style-name="Standard" style:list-style-name="L1">
      <style:paragraph-properties fo:text-align="start" style:justify-single-word="fals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10"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style:font-name-asian="Monospace" style:font-name-complex="Monospace"/>
    </style:style>
    <style:style style:name="T3" style:family="text">
      <style:text-properties fo:color="#000000"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T4" style:family="text">
      <style:text-properties style:font-name-asian="Monospace"/>
    </style:style>
    <style:style style:name="T5" style:family="text">
      <style:text-properties style:font-name-complex="Monospac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 to Pdf Conversion</text:p>
      <text:p text:style-name="P3"/>
      <text:p text:style-name="P3">This document outlines some framework/infrastructure available in oscar to do html to pdf conversions. The audience for this document is developers / programmers. This is not a system administration documentation on how to configure oscar for these features, there should be other documentation for that. The initial purpose of this feature was to convert filled out eforms to pdf so the forms and the data on them could be sent to other systems and viewed. For examples of this look at the eforms “Send to PHR” button and associated code.</text:p>
      <text:p text:style-name="P3"/>
      <text:p text:style-name="P3"/>
      <text:p text:style-name="P2">Requirements</text:p>
      <text:p text:style-name="P3"/>
      <text:p text:style-name="P3"><text:span text:style-name="T2">There are a lot of generic html to pdf converters lying around but we need one that generates a pdf as close as we can to what you see on a browser. This a has quite a few implications, as examples, the html can be mal-formed. Web browsers generally render mal-formed-html quite well. Css and Javascript must be rendered and or run as they affect the resulting display. Referenced files must be loaded and rendered / taken into account as well like images or included css or included js files.</text:span></text:p>
      <text:p text:style-name="P3"><text:span text:style-name="T2"/></text:p>
      <text:p text:style-name="P3"><text:span text:style-name="T2"/></text:p>
      <text:p text:style-name="P2"><text:span text:style-name="T2">Options</text:span></text:p>
      <text:p text:style-name="P2"><text:span text:style-name="T2"/></text:p>
      <text:p text:style-name="P3"><text:span text:style-name="T2">At the time of this writing there was only 1 reliable way of rendering pdf's from HTML that sufficed all the requirements, using a browser to save-as-pdf or print-to-pdf. One option is Firefox which has a plugin which allowes you to run firefox and print to file, all from the command line. The problem with this is that it still required a screen/display. The work around for that (on linux) is to use a virtual screen buffer. Another option is a rendition of the konquerer/safari/chrome browser engine called “wkhtmltopdf” which pretty much does the same as the firefox option but was specifically coded for this purpose so it does not require a display / screen buffer.</text:span></text:p>
      <text:p text:style-name="P3"><text:span text:style-name="T2"/></text:p>
      <text:p text:style-name="P3"><text:span text:style-name="T2"/></text:p>
      <text:p text:style-name="P3"><text:span text:style-name="T3">Implementation</text:span></text:p>
      <text:p text:style-name="P3"/>
      <text:p text:style-name="P3">For our implementation we will use “wkhtmltopdf” (until something better comes along).</text:p>
      <text:p text:style-name="P3"/>
      <text:p text:style-name="P3">In our code there's a utility called WKHtmlToPdfUtils.java. In this class you will find a couple of convertToPdf() methods. Converting a web page to pdf is as simple as calling one of those methods.</text:p>
      <text:p text:style-name="P3"/>
      <text:p text:style-name="P3">With respect to oscar, there's a few more realities though like security. Since this code acts like a web client, the web client (even though it's on / within the server) must get by security some how. To resolve this issue, we've openned a little hole to render data but it's available to local host only. This is currently provided as EformViewForPdfGenerationServlet.java. This <text:soft-page-break/>servlet is on the exempt list of secured pages and will forward requests to viewing of eForms – if you're coming from 127.0.0.1.</text:p>
      <text:p text:style-name="P3"/>
      <text:p text:style-name="P3">As a result, to convert a page (efmshowform_data.jsp) to html right now the logical flow is : </text:p>
      <text:p text:style-name="P3">[efmpatientformlistSendPhrAction.jsp] → [WkHtmlToPdfUtils.java] → [EformViewForPdfGenerationServlet.java] → [efmshowform_data.jsp]</text:p>
      <text:p text:style-name="P3"/>
      <text:p text:style-name="P3"/>
      <text:p text:style-name="P3"><text:span text:style-name="T3">Future Considerations</text:span></text:p>
      <text:p text:style-name="P3"><text:span text:style-name="T3"/></text:p>
      <text:p text:style-name="P3">In the future, if you need to generate other pdf's from html pages, you can rename the above mentioned servlet to something more generic, then add a parameter to the servlet to select which page to redirect to. Do not allow all pages though, don't take a url as a parameter as that would be too high of a security risk, the allowed pages should be an explicitly enumerated list.</text:p>
      <text:p text:style-name="P3"/>
      <text:p text:style-name="P3">In the future, if we have time and want slightly better security, we can implement a temporary key feature. As an example, one piece of code that's running based on an end user browser request could set a temporary key (or just a random number) in memory or in a temporary database table or something like that. This key could then be passed as a query parameter to wkhtmltopdf invokation. The above mentioned servlet could then allow or deny requests based on this temporary key. There would have to be some clearing algorithm on the keys too like remove it once it's requested or after a certain tim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 x</meta:initial-creator>
    <meta:creation-date>2009-11-06T12:27:16</meta:creation-date>
    <meta:generator>OpenOffice.org/3.2$Unix OpenOffice.org_project/320m12$Build-9483</meta:generator>
    <dc:date>2010-08-19T12:46:29</dc:date>
    <meta:editing-duration>PT06H50M03S</meta:editing-duration>
    <meta:editing-cycles>96</meta:editing-cycles>
    <meta:document-statistic meta:table-count="0" meta:image-count="0" meta:object-count="0" meta:page-count="2" meta:paragraph-count="15" meta:word-count="642" meta:character-count="3779"/>
    <meta:user-defined meta:name="Info 1"/>
    <meta:user-defined meta:name="Info 2"/>
    <meta:user-defined meta:name="Info 3"/>
    <meta:user-defined meta:name="Info 4"/>
  </office:meta>
</office:document-meta>
</file>